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INEDO GADELHA, MARIA VIVIA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81605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INEDO GADELHA, MARIA VIVIA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1605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22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488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88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1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3:45:2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